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10.211cm"/>
    </style:style>
    <style:style style:name="co3" style:family="table-column">
      <style:table-column-properties fo:break-before="auto" style:column-width="12.853cm"/>
    </style:style>
    <style:style style:name="co4" style:family="table-column">
      <style:table-column-properties fo:break-before="auto" style:column-width="9.804cm"/>
    </style:style>
    <style:style style:name="co5" style:family="table-column">
      <style:table-column-properties fo:break-before="auto" style:column-width="9.049cm"/>
    </style:style>
    <style:style style:name="co6" style:family="table-column">
      <style:table-column-properties fo:break-before="auto" style:column-width="2.261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6.68cm" fo:break-before="auto" style:use-optimal-row-height="false"/>
    </style:style>
    <style:style style:name="ro5" style:family="table-row">
      <style:table-row-properties style:row-height="0.997cm" fo:break-before="auto" style:use-optimal-row-height="true"/>
    </style:style>
    <style:style style:name="ro6" style:family="table-row">
      <style:table-row-properties style:row-height="0.997cm" fo:break-before="auto" style:use-optimal-row-height="false"/>
    </style:style>
    <style:style style:name="ro7" style:family="table-row">
      <style:table-row-properties style:row-height="3.796cm" fo:break-before="auto" style:use-optimal-row-height="false"/>
    </style:style>
    <style:style style:name="ro8" style:family="table-row">
      <style:table-row-properties style:row-height="1.967cm" fo:break-before="auto" style:use-optimal-row-height="false"/>
    </style:style>
    <style:style style:name="ro9" style:family="table-row">
      <style:table-row-properties style:row-height="4.378cm" fo:break-before="auto" style:use-optimal-row-height="false"/>
    </style:style>
    <style:style style:name="ta1" style:family="table" style:master-page-name="PageStyle_5f_Webservic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 style:vertical-align="middl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wrap-option="wrap" style:rotation-align="none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  <style:style style:name="T3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ebservi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HCPN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webservice link</text:p>
          </table:table-cell>
          <table:table-cell table:style-name="ce9" office:value-type="string" calcext:value-type="string">
            <text:p><text:a xlink:href="https://ihomis-test.doh.gov.ph/hcpn/public/Referral_ws/wsdl" xlink:type="simple">https://ihomis-test.doh.gov.ph/hcpn/public/Referral_ws/wsdl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ETHOD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Success Response</text:p>
          </table:table-cell>
          <table:table-cell office:value-type="string" calcext:value-type="string">
            <text:p>Error response</text:p>
          </table:table-cell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1" table:number-rows-spanned="2">
            <text:p><text:span text:style-name="T1">Refer</text:span></text:p>
            <text:p><text:span text:style-name="T2">(This method contains the patient data ,destination  facility and referring facility)</text:span></text:p>
          </table:table-cell>
          <table:table-cell table:style-name="ce10" office:value-type="string" calcext:value-type="string" table:number-columns-spanned="1" table:number-rows-spanned="2">
            <text:p>{"fhudFrom": "DOH000000000007520","fhudto": "DOH000000000005280","referringContactNumber": "1234567810","typeOfReferral": "TRANS","referralCategory": "ER","referralReason": "SEFTA","otherReasons": "","remarks": "","referralContactPerson": "RECEIVING PERSONNEL","referralPersonDesignation": "","rprhreferral": "Y","rprhreferralmethod": "","status": "","referralDate": "12-12-2012","referralTime": "10:30AM","familyNumber": "","phicNumber": "","caseNumber": "2022-000001","patientLastName": "REFERRAL","patientFirstName": "PATIENT","patientSuffix": "","patientMiddlename": "TEST","patientBirthDate": "12-12-2012","patientSex": "M","patientCivilStatus": "","patientReligion": "CATHO","patientBloodType": "","patientBloodTypeRH": "","patientStreetAddress": "#4","patientBrgyAddress": "043405061","patientMunAddress": "043405","patientProvAddress": "0434","patientRegAddress": "04","patientZipAddress": "4027","patientContactNumber": "","clinicalDiagnosis": "INJURY","clinicalHistory": "","vitalSign": {"BP": "","Temp": "","HR": "","RR": "","O2Sats": "","Weight": "","Height": ""},"physicalExamination": "","chiefComplaint": "CHIEF COMPLAINT","findings": "INJURY","ICD": ["S91.0"],"patientProvider": [{"ProviderLast": "DOCTOR LASTNAME","ProviderFirst": "DOCTOR FIRSTNAME","ProviderMiddle": "DOCTOR MIDDLENAME","ProviderSuffix": "","ProviderContactNo": "12345678910","ProviderType": "REFER"}, {"ProviderLast": "DOCTOR LASTNAME","ProviderFirst": "DOCTOR FIRSTNAME","ProviderMiddle": "DOCTOR MIDDLENAME","ProviderSuffix": "","ProviderContactNo": "12345678910","ProviderType": "CONSU"}]}</text:p>
          </table:table-cell>
          <table:table-cell table:style-name="ce25" office:value-type="string" calcext:value-type="string" table:number-columns-spanned="1" table:number-rows-spanned="2">
            <text:p>{"LogID":"HOSP-2071322090044",</text:p>
            <text:p>"code":"200","message":"Success!",</text:p>
            <text:p>"response":"Referral code:=HOSP-2071322090044|Patient name:REFERRAL PATIENT TEST",</text:p>
            <text:p>"date":"07\/13\/2022 21:00:44"}</text:p>
          </table:table-cell>
          <table:table-cell table:style-name="ce26" office:value-type="string" calcext:value-type="string">
            <text:p>{"code":"403",</text:p>
            <text:p>"response":"Contact system administrator referring facility not exist\/s",</text:p>
            <text:p>"date":"07\/13\/2022 21:15:47"}</text:p>
          </table:table-cell>
          <table:table-cell table:style-name="ce26" office:value-type="string" calcext:value-type="string">
            <text:p>fhudcode <text:s/>of the referring facility <text:s/>is not registered. </text:p>
          </table:table-cell>
          <table:table-cell table:number-columns-repeated="1019"/>
        </table:table-row>
        <table:table-row table:style-name="ro5">
          <table:covered-table-cell table:style-name="ce14"/>
          <table:covered-table-cell table:style-name="ce23"/>
          <table:covered-table-cell table:style-name="ce26"/>
          <table:table-cell table:style-name="ce26" office:value-type="string" calcext:value-type="string">
            <text:p>{"code":"403",</text:p>
            <text:p>"response":"Contact system administrator referral facility not exist\/s",</text:p>
            <text:p>"date":"07\/13\/2022 21:15:47"}</text:p>
          </table:table-cell>
          <table:table-cell table:style-name="ce17" office:value-type="string" calcext:value-type="string">
            <text:p>fhudcode <text:s/>of the destination facility <text:s/>is not registered. 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 table:number-columns-spanned="1" table:number-rows-spanned="3">
            <text:p><text:span text:style-name="T1">receive</text:span></text:p>
            <text:p><text:span text:style-name="T2">(This method accept the referred patient from the referral facility)</text:span></text:p>
          </table:table-cell>
          <table:table-cell table:style-name="ce24" office:value-type="string" calcext:value-type="string" table:number-columns-spanned="1" table:number-rows-spanned="3">
            <text:p>{</text:p>
            <text:p>"LogID":"HOSP-2071322090xxx",</text:p>
            <text:p> "receivedDate":"mm/dd/yyyy H:i:s",</text:p>
            <text:p> "receivedPerson":"Firstname M. Lastname"</text:p>
            <text:p>}</text:p>
          </table:table-cell>
          <table:table-cell table:style-name="ce25" office:value-type="string" calcext:value-type="string" table:number-columns-spanned="1" table:number-rows-spanned="3">
            <text:p>{</text:p>
            <text:p>“LogID”:”HOSP-2071322090xxx”</text:p>
            <text:p>"code":"200",</text:p>
            <text:p>"response":"Patient Received",</text:p>
            <text:p>"date":"07\/13\/2022 21:17:48"</text:p>
            <text:p>}</text:p>
          </table:table-cell>
          <table:table-cell table:style-name="ce26" office:value-type="string" calcext:value-type="string">
            <text:p>{"code":"403",</text:p>
            <text:p>"response":"Reference ID is Invalid or null",</text:p>
            <text:p>"date":"07\/13\/2022 21:17:48"}</text:p>
          </table:table-cell>
          <table:table-cell table:style-name="ce26" office:value-type="string" calcext:value-type="string">
            <text:p>if LogID is invalid <text:s/>or <text:s/>empty.</text:p>
          </table:table-cell>
          <table:table-cell table:number-columns-repeated="1019"/>
        </table:table-row>
        <table:table-row table:style-name="ro5">
          <table:covered-table-cell table:number-columns-repeated="2" table:style-name="ce7"/>
          <table:covered-table-cell table:style-name="ce26"/>
          <table:table-cell table:style-name="ce26" office:value-type="string" calcext:value-type="string">
            <text:p>{"code":"403",</text:p>
            <text:p>"response":"Received date is Invalid or null",</text:p>
            <text:p>"date":"07\/13\/2022 21:17:48"}</text:p>
          </table:table-cell>
          <table:table-cell table:style-name="ce26" office:value-type="string" calcext:value-type="string">
            <text:p>if received date is invalid <text:s/>or <text:s/>empty.</text:p>
          </table:table-cell>
          <table:table-cell table:number-columns-repeated="1019"/>
        </table:table-row>
        <table:table-row table:style-name="ro5">
          <table:covered-table-cell table:number-columns-repeated="2" table:style-name="ce7"/>
          <table:covered-table-cell table:style-name="ce26"/>
          <table:table-cell table:style-name="ce23" office:value-type="string" calcext:value-type="string">
            <text:p>{"code":"403",</text:p>
            <text:p>"response":"Received person is Invalid or null",</text:p>
            <text:p>"date":"07\/13\/2022 21:17:48"}</text:p>
          </table:table-cell>
          <table:table-cell table:style-name="ce26" office:value-type="string" calcext:value-type="string">
            <text:p>if Receiver’s name <text:s/>is <text:s/>empty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 table:number-columns-spanned="1" table:number-rows-spanned="2">
            <text:p><text:span text:style-name="T1">getReferralFhud</text:span></text:p>
            <text:p><text:span text:style-name="T2">(This method get all lists of  intransit patients referred to destination facility</text:span></text:p>
          </table:table-cell>
          <table:table-cell table:style-name="ce25" office:value-type="string" calcext:value-type="string" table:number-columns-spanned="1" table:number-rows-spanned="2">
            <text:p>DOH000000000007520</text:p>
          </table:table-cell>
          <table:table-cell table:style-name="ce24" office:value-type="string" calcext:value-type="string" table:number-columns-spanned="1" table:number-rows-spanned="2">
            <text:p>{"data": [{"LogID": "HOSP-2071322020705","fhudFrom": "DOH000000000007520","fhudto": "DOH000000000005280","typeOfReferral": "TRANS","referralReason": "SEFTA","otherReasons": "","remarks": "","referralContactPerson": "RECEIVING PERSONNEL","referralPersonDesignation": "","rprhreferral": null,"rprhreferralmethod": "","status": "","referringContactNumber": "1234567810","referralDate": "12-12-2012","referralTime": "10:30AM","referralCategory": "ER","familyNumber": "","phicNumber": "","patientLastName": "REFERRAL","patientFirstName": "PATIENT","patientSuffix": "","patientMiddlename": "TEST","patientBirthDate": "12-12-2012","patientSex": "M","patientCivilStatus": "","patientReligion": "CATHO","patientBloodType": "","patientBlooTypeRH": "","patientStreetAddress": "#4","patientBrgyAddress": "043405061","patientMunAddress": "043405","patientProvAddress": "0434","patientRegAddress": "04","patientZipAddress": "4027","patientContactNumber": "","findings": "INJURY","chiefComplaint": "CHIEF COMPLAINT","clinicalDiagnosis": "INJURY","physicalExamination": "","clinicalHistory": "","vitalSign": "{\"BP\":\"\",\"Temp\":\"\",\"HR\":\"\",\"RR\":\"\",\"O2Sats\":\"\",\"Weight\":\"\",\"Height\":\"\"}","patientProvider": [{"ProviderLast": "ACELAJADO","ProviderFirst": "GODFREY","ProviderMiddle": "ACERO","ProviderSuffix": "","ProviderContactNo": "12345678910","ProviderType": "REFER"}, {"ProviderLast": "REFERRAL","ProviderFirst": "DOCTOR","ProviderMiddle": "TEST","ProviderSuffix": "","ProviderContactNo": "12345678910","ProviderType": "CONSU"}]}, {"LogID": "HOSP-2071322090044","fhudFrom": "DOH000000000007520","fhudto": "DOH000000000005280","typeOfReferral": "TRANS","referralReason": "SEFTA","otherReasons": "","remarks": "","referralContactPerson": "RECEIVING PERSONNEL","referralPersonDesignation": "","rprhreferral": null,"rprhreferralmethod": "","status": "","referringContactNumber": "1234567810","referralDate": "12-12-2012","referralTime": "10:30AM","referralCategory": "ER","familyNumber": "","phicNumber": "","patientLastName": "REFERRAL","patientFirstName": "PATIENT","patientSuffix": "","patientMiddlename": "TEST","patientBirthDate": "12-12-2012","patientSex": "M","patientCivilStatus": "","patientReligion": "CATHO","patientBloodType": "","patientBlooTypeRH": "","patientStreetAddress": "#4","patientBrgyAddress": "043405061","patientMunAddress": "043405","patientProvAddress": "0434","patientRegAddress": "04","patientZipAddress": "4027","patientContactNumber": "","findings": "INJURY","chiefComplaint": "CHIEF COMPLAINT","clinicalDiagnosis": "INJURY","physicalExamination": "","clinicalHistory": "","vitalSign": "{\"BP\":\"\",\"Temp\":\"\",\"HR\":\"\",\"RR\":\"\",\"O2Sats\":\"\",\"Weight\":\"\",\"Height\":\"\"}","patientProvider": [{"ProviderLast": "REFERRAL","ProviderFirst": "DOCTOR","ProviderMiddle": "TEST","ProviderSuffix": "","ProviderContactNo": "12345678910","ProviderType": "CONSU"}, {"ProviderLast": "ACELAJADO","ProviderFirst": "GODFREY","ProviderMiddle": "ACERO","ProviderSuffix": "","ProviderContactNo": "12345678910","ProviderType": "REFER"}]}]}</text:p>
          </table:table-cell>
          <table:table-cell table:style-name="ce26" office:value-type="string" calcext:value-type="string">
            <text:p>{"code":"403",</text:p>
            <text:p>"response":"Fhud code is null",</text:p>
            <text:p>"date":"07\/13\/2022 21:17:48"}</text:p>
          </table:table-cell>
          <table:table-cell table:style-name="ce26" office:value-type="string" calcext:value-type="string">
            <text:p>if parameter is empty string</text:p>
          </table:table-cell>
          <table:table-cell table:number-columns-repeated="1019"/>
        </table:table-row>
        <table:table-row table:style-name="ro7">
          <table:covered-table-cell table:style-name="ce14"/>
          <table:covered-table-cell table:style-name="ce26"/>
          <table:covered-table-cell table:style-name="ce16"/>
          <table:table-cell table:style-name="ce26" office:value-type="string" calcext:value-type="string">
            <text:p>{"code":"403",</text:p>
            <text:p>"response":"Contact system administrator referring facility not exist\/s",</text:p>
            <text:p>"date":"07\/13\/2022 21:15:47"}</text:p>
          </table:table-cell>
          <table:table-cell table:style-name="ce26" office:value-type="string" calcext:value-type="string">
            <text:p>if facility is not registered.</text:p>
          </table:table-cell>
          <table:table-cell table:number-columns-repeated="1019"/>
        </table:table-row>
        <table:table-row table:style-name="ro8">
          <table:table-cell table:style-name="ce14" office:value-type="string" calcext:value-type="string">
            <text:p><text:span text:style-name="T1">getReferralData</text:span></text:p>
            <text:p><text:span text:style-name="T3">This method get the basic/medical information of referred  patient.</text:span></text:p>
          </table:table-cell>
          <table:table-cell table:style-name="ce26" office:value-type="string" calcext:value-type="string">
            <text:p>{</text:p>
            <text:p>"LogID":"HOSP-2071322020705",</text:p>
            <text:p> "fhudcode":"DOH000000000005280"</text:p>
            <text:p>}</text:p>
          </table:table-cell>
          <table:table-cell table:style-name="ce23" office:value-type="string" calcext:value-type="string">
            <text:p>{"fhudFrom": "DOH000000000007520","fhudto": "DOH000000000005280","typeOfReferral": "TRANS","referralReason": "SEFTA","otherReasons": "","remarks": "","referralContactPerson": "RECEIVING PERSONNEL","referralPersonDesignation": "","rprhreferral": "Y","rprhreferralmethod": "","status": "","referringContactNumber": "1234567810","referralDate": "12-12-2012","referralTime": "10:30AM","referralCategory": "ER","familyNumber": "","phicNumber": "","patientLastName": "REFERRAL","patientFirstName": "PATIENT","patientSuffix": "","patientMiddlename": "TEST","patientBirthDate": "12-12-2012","patientSex": "M","patientCivilStatus": "","patientReligion": "CATHO","patientBloodType": "","patientBlooTypeRH": "","patientContactNumber": null,"patientStreetAddress": "#4","patientBrgyAddress": "043405061","patientMunAddress": "043405","patientProvAddress": "0434","patientRegAddress": "04","patientZipAddress": "4027","clinicalDiagnosis": "INJURY","physicalExamination": "","chiefComplaint": "CHIEF COMPLAINT","clinicalHistory": "","findings": "INJURY","vitalSign": "{\"BP\":\"\",\"Temp\":\"\",\"HR\":\"\",\"RR\":\"\",\"O2Sats\":\"\",\"Weight\":\"\",\"Height\":\"\"}","patientProvider": [{"ProviderLast": "ACELAJADO","ProviderFirst": "GODFREY","ProviderMiddle": "ACERO","ProviderSuffix": "","ProviderContactNo": "12345678910","ProviderType": "REFER"}, {"ProviderLast": "REFERRAL","ProviderFirst": "DOCTOR","ProviderMiddle": "TEST","ProviderSuffix": "","ProviderContactNo": "12345678910","ProviderType": "CONSU"}]}</text:p>
          </table:table-cell>
          <table:table-cell table:style-name="ce26" office:value-type="string" calcext:value-type="string">
            <text:p>{"code":"403",</text:p>
            <text:p>"response":"Invalid parameter / No record Found",</text:p>
            <text:p>"date":"07\/13\/2022 21:15:47"}</text:p>
          </table:table-cell>
          <table:table-cell table:style-name="ce26" office:value-type="string" calcext:value-type="string">
            <text:p>Invalid paramater or no record was found.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discharge</text:p>
          </table:table-cell>
          <table:table-cell table:style-name="ce27" office:value-type="string" office:string-value=" {&#10; &quot;LogID&quot;: &quot;HOSP-2071422083643&quot;,&#10; &quot;admDate&quot;: &quot;02/02/2022 13:03:13&quot;,&#10; &quot;dischDate&quot;: &quot;02/03/2022 13:03:13&quot;,&#10; &quot;disposition&quot;: &quot;DISCH&quot;,&#10; &quot;condition&quot;: &quot;IMPRO&quot;,&#10; &quot;remarks&quot;: &quot;REMARKS&quot;,&#10; &quot;hasFollowUp&quot;: &quot;Y&quot;,&#10; &quot;hasMedicine&quot;: &quot;Y&quot;,&#10; &quot;drugs&quot;: [{&#10; &quot;LogID&quot;: &quot;HOSP-2071422032507&quot;,&#10; &quot;generic&quot;: &quot;AMOXICILLIN&quot;,&#10; &quot;instruction&quot;: &quot;INUMIN ARAW ARAW&quot;,&#10; &quot;drugcode&quot;: &quot;130182083180928321&quot;&#10; }, {&#10; &quot;LogID&quot;: &quot;HOSP-2071422032507&quot;,&#10; &quot;generic&quot;: &quot;TAYODAN&quot;,&#10; &quot;instruction&quot;: &quot;INUMIN ARAW ARAW&quot;,&#10; &quot;drugcode&quot;: &quot;130182083180928321&quot;&#10; }],&#10; &quot;schedule&quot;: {&#10; &quot;LogID&quot;: &quot;HOSP-2071422032507&quot;,&#10; &quot;scheduleDateTime&quot;: &quot;02/04/2022 13:03:13&quot;&#10; }&#10; }" calcext:value-type="string">
            <text:p> {</text:p>
            <text:p> "LogID": "HOSP-2071422083643",</text:p>
            <text:p> "admDate": "02/02/2022 13:03:13",</text:p>
            <text:p> "dischDate": "02/03/2022 13:03:13",</text:p>
            <text:p> "disposition": "DISCH",</text:p>
            <text:p> "condition": "IMPRO",</text:p>
            <text:p> "remarks": "REMARKS",</text:p>
            <text:p> "hasFollowUp": "Y",</text:p>
            <text:p> "hasMedicine": "Y",</text:p>
            <text:p> "drugs": [{</text:p>
            <text:p> "LogID": "HOSP-2071422032507",</text:p>
            <text:p> "generic": "AMOXICILLIN",</text:p>
            <text:p> "instruction": "INUMIN ARAW ARAW",</text:p>
            <text:p> "drugcode": "130182083180928321"</text:p>
            <text:p> }, {</text:p>
            <text:p> "LogID": "HOSP-2071422032507",</text:p>
            <text:p> "generic": "TAYODAN",</text:p>
            <text:p> "instruction": "INUMIN ARAW ARAW",</text:p>
            <text:p> "drugcode": "130182083180928321"</text:p>
            <text:p> }],</text:p>
            <text:p> "schedule": {</text:p>
            <text:p> "LogID": "HOSP-2071422032507",</text:p>
            <text:p> "scheduleDateTime": "02/04/2022 13:03:13"</text:p>
            <text:p> }</text:p>
            <text:p> }</text:p>
          </table:table-cell>
          <table:table-cell table:number-columns-repeated="102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/>
      <number:text>-</number:text>
      <number:month number:textual="true"/>
      <number:text>-</number:text>
      <number:year/>
    </number:date-style>
    <number:date-style style:name="N111">
      <number:month number:textual="true"/>
      <number:text>-</number:text>
      <number:year/>
    </number:date-style>
    <number:number-style style:name="N113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3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6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/>
      <number:text>-</number:text>
      <number:day/>
      <number:text>-</number:text>
      <number:year number:style="long"/>
    </number:date-style>
    <number:date-style style:name="N120">
      <number:day/>
      <number:text>-</number:text>
      <number:month number:textual="true"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Php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Ph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Webservice" style:display-name="PageStyle_Webservic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09:38:44</meta:creation-date>
    <dc:language>en-PH</dc:language>
    <dc:date>2022-07-15T09:42:46.750000000</dc:date>
    <meta:editing-cycles>6</meta:editing-cycles>
    <meta:editing-duration>PT19M17S</meta:editing-duration>
    <meta:generator>LibreOffice/7.3.4.2$Windows_X86_64 LibreOffice_project/728fec16bd5f605073805c3c9e7c4212a0120dc5</meta:generator>
    <meta:document-statistic meta:table-count="1" meta:cell-count="38" meta:object-count="0"/>
    <meta:user-defined meta:name="AppVersion">15.0000</meta:user-defined>
  </office:meta>
</office:document-meta>
</file>